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officeooo:paragraph-rsid="000555da"/>
    </style:style>
    <style:style style:name="P5" style:family="paragraph" style:parent-style-name="Text_20_body">
      <style:text-properties fo:font-weight="bold" officeooo:paragraph-rsid="000555da" style:font-weight-asian="bold"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officeooo:rsid="000555da"/>
    </style:style>
    <style:style style:name="T2" style:family="text">
      <style:text-properties fo:font-size="14pt" officeooo:rsid="000555da" style:font-size-asian="14pt" style:font-size-complex="14pt"/>
    </style:style>
    <style:style style:name="T3" style:family="text">
      <style:text-properties fo:font-size="14pt" fo:font-weight="bold" officeooo:rsid="000555da" style:font-size-asian="14pt" style:font-weight-asian="bold" style:font-size-complex="14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DISCUSS AGENCIES AND TRETIES FOR INTELLECTUAL PROPERTY RIGHTS:</text:span></text:p>
      <text:p text:style-name="P4">Intellectual Property (IP) rights are legal protections granted to creators, inventors, and innovators for their creations, inventions, and intellectual endeavors. These protections are designed to incentivize innovation by giving creators exclusive rights to use, sell, or license their work. There are various agencies and treaties that help govern and enforce IP rights on an international level.</text:p>
      <text:h text:style-name="Heading_20_3" text:outline-level="3">Key Agencies for Intellectual Property</text:h>
      <text:list xml:id="list1922751982" text:style-name="L1">
        <text:list-item>
          <text:p text:style-name="P1"><text:span text:style-name="Strong_20_Emphasis">World Intellectual Property Organization (WIPO)</text:span>:</text:p>
          <text:list>
            <text:list-item>
              <text:p text:style-name="P7"><text:span text:style-name="Strong_20_Emphasis">Overview</text:span>: WIPO is a specialized agency of the United Nations responsible for promoting the protection of intellectual property worldwide. It plays a central role in facilitating international cooperation in IP law and policy.</text:p>
            </text:list-item>
            <text:list-item>
              <text:p text:style-name="P7"><text:span text:style-name="Strong_20_Emphasis">Functions</text:span>: WIPO administers several important international IP treaties, provides dispute resolution services, offers technical assistance to developing countries, and helps harmonize IP laws and practices globally.</text:p>
            </text:list-item>
            <text:list-item>
              <text:p text:style-name="P7"><text:span text:style-name="Strong_20_Emphasis">Key Treaties</text:span>: WIPO is involved in various major international IP agreements, such as the <text:span text:style-name="Strong_20_Emphasis">Patent Cooperation Treaty (PCT)</text:span>, the <text:span text:style-name="Strong_20_Emphasis">Madrid System for the International Registration of Marks</text:span>, and the <text:span text:style-name="Strong_20_Emphasis">Hague System for the International Registration of Industrial Designs</text:span>.</text:p>
            </text:list-item>
          </text:list>
        </text:list-item>
        <text:list-item>
          <text:p text:style-name="P1"><text:span text:style-name="Strong_20_Emphasis">World Trade Organization (WTO)</text:span>:</text:p>
          <text:list>
            <text:list-item>
              <text:p text:style-name="P7"><text:span text:style-name="Strong_20_Emphasis">Overview</text:span>: The WTO is an international organization that deals with the global rules of trade between nations. It plays a critical role in IP by overseeing the <text:span text:style-name="Strong_20_Emphasis">Agreement on Trade-Related Aspects of Intellectual Property Rights (TRIPS)</text:span>.</text:p>
            </text:list-item>
            <text:list-item>
              <text:p text:style-name="P7"><text:span text:style-name="Strong_20_Emphasis">TRIPS Agreement</text:span>: This is a multilateral treaty that sets out minimum standards for the protection and enforcement of various types of intellectual property (IP) rights, including patents, trademarks, copyrights, and geographical indications. It aims to create a more uniform global framework for IP protection.</text:p>
            </text:list-item>
          </text:list>
        </text:list-item>
        <text:list-item>
          <text:p text:style-name="P1"><text:span text:style-name="Strong_20_Emphasis">National IP Offices</text:span>: Each country typically has its own IP office responsible for administering and enforcing IP rights within its borders. These agencies may issue patents, register trademarks, and handle copyright claims.</text:p>
          <text:list>
            <text:list-item>
              <text:p text:style-name="P7"><text:span text:style-name="Strong_20_Emphasis">Examples</text:span>:</text:p>
              <text:list>
                <text:list-item>
                  <text:p text:style-name="P7"><text:span text:style-name="Strong_20_Emphasis">United States Patent and Trademark Office (USPTO)</text:span> – Handles patents and trademarks in the United States.</text:p>
                </text:list-item>
                <text:list-item>
                  <text:p text:style-name="P7"><text:span text:style-name="Strong_20_Emphasis">European Patent Office (EPO)</text:span> – Issues European patents across multiple European countries.</text:p>
                </text:list-item>
                <text:list-item>
                  <text:p text:style-name="P7"><text:span text:style-name="Strong_20_Emphasis">China National Intellectual Property Administration (CNIPA)</text:span> – Oversees IP rights in China.</text:p>
                </text:list-item>
              </text:list>
            </text:list-item>
          </text:list>
        </text:list-item>
        <text:list-item>
          <text:p text:style-name="P1"><text:span text:style-name="Strong_20_Emphasis">International Trade Commission (ITC)</text:span>:</text:p>
          <text:list>
            <text:list-item>
              <text:p text:style-name="P7"><text:span text:style-name="Strong_20_Emphasis">Overview</text:span>: In the U.S., the ITC is an independent agency that handles trade disputes, including IP-related issues. It has the authority to investigate and block the importation of goods that infringe upon patents or trademarks.</text:p>
            </text:list-item>
          </text:list>
        </text:list-item>
        <text:list-item>
          <text:p text:style-name="P1"><text:span text:style-name="Strong_20_Emphasis">European Union Intellectual Property Office (EUIPO)</text:span>:</text:p>
          <text:list>
            <text:list-item>
              <text:p text:style-name="P1"><text:soft-page-break/><text:span text:style-name="Strong_20_Emphasis">Overview</text:span>: The EUIPO manages the registration of trademarks and designs within the European Union. It facilitates the protection of IP across all EU member states through the <text:span text:style-name="Strong_20_Emphasis">European Union Trade Mark (EUTM)</text:span> and <text:span text:style-name="Strong_20_Emphasis">Community Design</text:span> systems.</text:p>
            </text:list-item>
          </text:list>
        </text:list-item>
      </text:list>
      <text:p text:style-name="Horizontal_20_Line"/>
      <text:h text:style-name="Heading_20_3" text:outline-level="3">Major International Treaties for Intellectual Property</text:h>
      <text:list xml:id="list566979029" text:style-name="L2">
        <text:list-item>
          <text:p text:style-name="P2"><text:span text:style-name="Strong_20_Emphasis">Paris Convention for the Protection of Industrial Property (1883)</text:span>:</text:p>
          <text:list>
            <text:list-item>
              <text:p text:style-name="P8"><text:span text:style-name="Strong_20_Emphasis">Overview</text:span>: This is one of the oldest and most important treaties for the protection of industrial property, including patents, trademarks, and industrial designs. The treaty provides for national treatment (whereby each member country must treat foreign nationals' IP rights as it does its own) and the right of priority (allowing an applicant to file in one country and then file in other countries within a certain period, usually 12 months, and claim the initial filing date).</text:p>
            </text:list-item>
            <text:list-item>
              <text:p text:style-name="P8"><text:span text:style-name="Strong_20_Emphasis">Significance</text:span>: It established the foundation for international cooperation in industrial property protection.</text:p>
            </text:list-item>
          </text:list>
        </text:list-item>
        <text:list-item>
          <text:p text:style-name="P2"><text:span text:style-name="Strong_20_Emphasis">Berne Convention for the Protection of Literary and Artistic Works (1886)</text:span>:</text:p>
          <text:list>
            <text:list-item>
              <text:p text:style-name="P8"><text:span text:style-name="Strong_20_Emphasis">Overview</text:span>: The Berne Convention is the key international agreement that governs copyright protection. It mandates that works of authorship (literary, artistic, musical, etc.) must be protected in all member states for a minimum period of time, usually the life of the author plus 50 years (many countries, including the U.S., have extended this to 70 years).</text:p>
            </text:list-item>
            <text:list-item>
              <text:p text:style-name="P8"><text:span text:style-name="Strong_20_Emphasis">Significance</text:span>: The Berne Convention provides automatic protection for authors' works without the need for formal registration in each country, although enforcement and remedies may vary by jurisdiction.</text:p>
            </text:list-item>
          </text:list>
        </text:list-item>
        <text:list-item>
          <text:p text:style-name="P2"><text:span text:style-name="Strong_20_Emphasis">Patent Cooperation Treaty (PCT) (1970)</text:span>:</text:p>
          <text:list>
            <text:list-item>
              <text:p text:style-name="P8"><text:span text:style-name="Strong_20_Emphasis">Overview</text:span>: The PCT, administered by WIPO, simplifies the process of filing patents in multiple countries. A PCT application allows an inventor to file a single patent application in one language that has the effect of a national patent application in multiple countries, making it easier to seek patent protection internationally.</text:p>
            </text:list-item>
            <text:list-item>
              <text:p text:style-name="P8"><text:span text:style-name="Strong_20_Emphasis">Significance</text:span>: It helps inventors secure patent protection across several countries with a single filing, reducing costs and administrative burdens.</text:p>
            </text:list-item>
          </text:list>
        </text:list-item>
        <text:list-item>
          <text:p text:style-name="P2"><text:span text:style-name="Strong_20_Emphasis">Madrid Agreement and Protocol (1989)</text:span>:</text:p>
          <text:list>
            <text:list-item>
              <text:p text:style-name="P8"><text:span text:style-name="Strong_20_Emphasis">Overview</text:span>: The Madrid system, managed by WIPO, enables trademark owners to register their marks in multiple countries with a single application. The Madrid Protocol allows trademark owners to extend protection to over 100 member countries.</text:p>
            </text:list-item>
            <text:list-item>
              <text:p text:style-name="P8"><text:span text:style-name="Strong_20_Emphasis">Significance</text:span>: It streamlines the process of international trademark registration, reducing administrative complexity and costs for businesses operating in multiple countries.</text:p>
            </text:list-item>
          </text:list>
        </text:list-item>
        <text:list-item>
          <text:p text:style-name="P2"><text:span text:style-name="Strong_20_Emphasis">The Hague Agreement (1960)</text:span>:</text:p>
          <text:list>
            <text:list-item>
              <text:p text:style-name="P8"><text:soft-page-break/><text:span text:style-name="Strong_20_Emphasis">Overview</text:span>: The Hague system, also administered by WIPO, allows for the international registration of industrial designs. It simplifies the process of securing protection for the appearance of products in multiple countries with one application.</text:p>
            </text:list-item>
            <text:list-item>
              <text:p text:style-name="P8"><text:span text:style-name="Strong_20_Emphasis">Significance</text:span>: It provides a cost-effective and efficient system for registering and managing industrial design rights internationally.</text:p>
            </text:list-item>
          </text:list>
        </text:list-item>
        <text:list-item>
          <text:p text:style-name="P2"><text:span text:style-name="Strong_20_Emphasis">Agreement on Trade-Related Aspects of Intellectual Property Rights (TRIPS) (1994)</text:span>:</text:p>
          <text:list>
            <text:list-item>
              <text:p text:style-name="P8"><text:span text:style-name="Strong_20_Emphasis">Overview</text:span>: A part of the WTO framework, the TRIPS agreement sets global minimum standards for the protection and enforcement of intellectual property rights. TRIPS covers patents, trademarks, copyrights, geographical indications, industrial designs, and other IP-related matters.</text:p>
            </text:list-item>
            <text:list-item>
              <text:p text:style-name="P8"><text:span text:style-name="Strong_20_Emphasis">Significance</text:span>: TRIPS has brought IP law under the global trade regime and requires WTO member states to adopt strong and enforceable IP laws. However, the agreement also recognizes the need for flexibility, particularly in terms of access to medicines and public health concerns.</text:p>
            </text:list-item>
          </text:list>
        </text:list-item>
        <text:list-item>
          <text:p text:style-name="P2"><text:span text:style-name="Strong_20_Emphasis">Convention on Biological Diversity (CBD) (1992)</text:span>:</text:p>
          <text:list>
            <text:list-item>
              <text:p text:style-name="P8"><text:span text:style-name="Strong_20_Emphasis">Overview</text:span>: While not specifically an IP treaty, the CBD addresses the issue of the protection of genetic resources, traditional knowledge, and associated intellectual property. It is relevant to IP because it requires countries to ensure that the use of biological resources respects the rights of indigenous peoples and local communities.</text:p>
            </text:list-item>
            <text:list-item>
              <text:p text:style-name="P2"><text:span text:style-name="Strong_20_Emphasis">Significance</text:span>: The CBD is important for IP as it has led to greater attention on the ethical implications of patenting biological resources and traditional knowledge.</text:p>
            </text:list-item>
          </text:list>
        </text:list-item>
      </text:list>
      <text:p text:style-name="Horizontal_20_Line"/>
      <text:h text:style-name="Heading_20_3" text:outline-level="3">Enforcement of IP Rights</text:h>
      <text:list xml:id="list3765142896" text:style-name="L3">
        <text:list-item>
          <text:p text:style-name="P3"><text:span text:style-name="Strong_20_Emphasis">National Laws and Courts</text:span>: Each country enforces its own intellectual property laws. If an individual or business believes their IP rights are being infringed upon, they can file a lawsuit in the relevant jurisdiction, which could result in civil or criminal penalties.</text:p>
        </text:list-item>
        <text:list-item>
          <text:p text:style-name="P3"><text:span text:style-name="Strong_20_Emphasis">Border Measures</text:span>: Some treaties, such as TRIPS, allow for customs authorities to help enforce IP rights by preventing counterfeit goods from entering or leaving a country.</text:p>
        </text:list-item>
        <text:list-item>
          <text:p text:style-name="P3"><text:span text:style-name="Strong_20_Emphasis">WIPO Arbitration and Mediation Center</text:span>: WIPO offers alternative dispute resolution (ADR) services, such as arbitration and mediation, to resolve IP disputes outside of court. This is particularly useful in cross-border disputes.</text:p>
        </text:list-item>
      </text:list>
      <text:p text:style-name="Horizontal_20_Line"/>
      <text:h text:style-name="Heading_20_3" text:outline-level="3">Conclusion</text:h>
      <text:p text:style-name="Text_20_body">The landscape of intellectual property protection is vast and complex, involving numerous treaties and international organizations. Key players like WIPO, the WTO, and national IP offices are crucial in ensuring the enforcement and harmonization of IP rights worldwide. The primary treaties, such as the Paris Convention, Berne Convention, and TRIPS, serve as the foundational legal frameworks for global IP protection, fostering innovation and creativity across borders. International treaties like the PCT, Madrid, and Hague systems simplify and streamline the process for creators and businesses seeking IP protection in multiple countries.</text:p>
      <text:p text:style-name="Text_20_body"><text:soft-page-break/>4o mini</text:p>
      <text:p text:style-name="P6"><draw:control text:anchor-type="as-char" draw:z-index="0" draw:name="Shape1" draw:style-name="gr1" draw:text-style-name="P9" svg:width="4.605cm" svg:height="0.768cm" draw:control="control1"/></text:p>
      <text:section text:style-name="Sect1" text:name="prompt-textarea">
        <text:p text:style-name="Text_20_body"/>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6T15:42:15.609526670</meta:creation-date>
    <dc:date>2024-11-06T16:04:39.364879717</dc:date>
    <meta:editing-duration>PT12M13S</meta:editing-duration>
    <meta:editing-cycles>1</meta:editing-cycles>
    <meta:document-statistic meta:table-count="0" meta:image-count="0" meta:object-count="0" meta:page-count="4" meta:paragraph-count="49" meta:word-count="1197" meta:character-count="8191" meta:non-whitespace-character-count="7079"/>
    <meta:generator>LibreOffice/6.4.7.2$Linux_X86_64 LibreOffice_project/40$Build-2</meta:generator>
  </office:meta>
</office:document-meta>
</file>